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Mangal1" svg:font-family="Mangal"/>
    <style:font-face style:name="OpenSymbol" svg:font-family="OpenSymbol"/>
    <style:font-face style:name="CenturySchoolbook-Bold" svg:font-family="CenturySchoolbook-Bold" style:font-family-generic="roman"/>
    <style:font-face style:name="Calibri-Italic" svg:font-family="Calibri-Italic" style:font-family-generic="script"/>
    <style:font-face style:name="ComicSansMS" svg:font-family="ComicSansMS" style:font-family-generic="script"/>
    <style:font-face style:name="Arial1" svg:font-family="Arial" style:font-family-generic="swiss"/>
    <style:font-face style:name="Calibri" svg:font-family="Calibri" style:font-family-generic="swiss"/>
    <style:font-face style:name="CenturyGothic" svg:font-family="CenturyGothic" style:font-family-generic="swiss"/>
    <style:font-face style:name="NewsGotT-Regu" svg:font-family="NewsGotT-Regu"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Arial" fo:font-size="12pt" style:font-name-asian="Arial1" style:font-size-asian="12pt" style:font-name-complex="Arial1" style:font-size-complex="12pt"/>
    </style:style>
    <style:style style:name="P2" style:family="paragraph" style:parent-style-name="Standard">
      <style:paragraph-properties fo:text-align="justify" style:justify-single-word="false" style:text-autospace="none"/>
      <style:text-properties fo:color="#000000" style:font-name="Arial" fo:font-size="12pt" style:font-name-asian="CenturyGothic" style:font-size-asian="12pt" style:font-name-complex="CenturyGothic" style:font-size-complex="12pt"/>
    </style:style>
    <style:style style:name="P3" style:family="paragraph" style:parent-style-name="Standard">
      <style:paragraph-properties fo:text-align="center" style:justify-single-word="false" style:text-autospace="none"/>
      <style:text-properties fo:color="#000000" style:font-name="Arial" fo:font-size="12pt" style:font-name-asian="CenturyGothic" style:font-size-asian="12pt" style:font-name-complex="CenturyGothic" style:font-size-complex="12pt"/>
    </style:style>
    <style:style style:name="P4" style:family="paragraph" style:parent-style-name="Standard">
      <style:paragraph-properties fo:text-align="justify" style:justify-single-word="false" style:text-autospace="none"/>
      <style:text-properties fo:color="#000000" style:font-name="Arial" fo:font-size="12pt" fo:font-weight="bold" style:font-name-asian="CenturySchoolbook-Bold" style:font-size-asian="12pt" style:font-weight-asian="bold" style:font-name-complex="CenturySchoolbook-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Arial" fo:font-size="12pt" fo:font-weight="bold" style:font-name-asian="Calibri-Bold" style:font-size-asian="12pt" style:font-weight-asian="bold" style:font-name-complex="Calibri-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Arial" fo:font-size="12pt" fo:font-weight="bold" style:font-name-asian="CenturyGothic" style:font-size-asian="12pt" style:font-weight-asian="bold" style:font-name-complex="CenturyGothic" style:font-size-complex="12pt" style:font-weight-complex="bold"/>
    </style:style>
    <style:style style:name="P7" style:family="paragraph" style:parent-style-name="Standard">
      <style:paragraph-properties fo:text-align="justify" style:justify-single-word="false" style:text-autospace="none"/>
      <style:text-properties fo:color="#000000" style:font-name="Arial" fo:font-size="12pt" style:font-name-asian="Calibri" style:font-size-asian="12pt" style:font-name-complex="Calibri" style:font-size-complex="12pt"/>
    </style:style>
    <style:style style:name="P8" style:family="paragraph" style:parent-style-name="Standard">
      <style:paragraph-properties fo:text-align="start" style:justify-single-word="false" style:text-autospace="none"/>
      <style:text-properties fo:color="#000000"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P9" style:family="paragraph" style:parent-style-name="Standard">
      <style:paragraph-properties fo:text-align="justify" style:justify-single-word="false" style:text-autospace="none"/>
      <style:text-properties fo:color="#000000" style:font-name="Arial" fo:font-size="12pt"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text-align="center" style:justify-single-word="false" style:text-autospace="none"/>
      <style:text-properties fo:color="#000000" style:font-name="Arial" fo:font-size="16pt" fo:font-weight="bold" style:font-name-asian="Arial1" style:font-size-asian="16pt" style:font-weight-asian="bold" style:font-name-complex="Arial1" style:font-size-complex="16pt" style:font-weight-complex="bold"/>
    </style:style>
    <style:style style:name="P11" style:family="paragraph" style:parent-style-name="Standard">
      <style:paragraph-properties fo:text-align="justify" style:justify-single-word="false" style:text-autospace="none"/>
      <style:text-properties fo:color="#0000ff" style:font-name="Arial" fo:font-size="12pt" fo:font-weight="bold" style:font-name-asian="Arial1"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autospace="none"/>
      <style:text-properties fo:color="#0000ff" style:font-name="Arial" fo:font-size="15pt" fo:font-weight="bold" style:font-name-asian="Arial1" style:font-size-asian="15pt" style:font-weight-asian="bold" style:font-name-complex="Arial1" style:font-size-complex="15pt" style:font-weight-complex="bold"/>
    </style:style>
    <style:style style:name="P13" style:family="paragraph" style:parent-style-name="Standard">
      <style:paragraph-properties fo:text-align="justify" style:justify-single-word="false" style:text-autospace="none"/>
      <style:text-properties fo:color="#0000ff" style:font-name="Arial" fo:font-size="13pt" fo:font-weight="bold" style:font-name-asian="Arial1" style:font-size-asian="13pt" style:font-weight-asian="bold" style:font-name-complex="Arial1" style:font-size-complex="13pt" style:font-weight-complex="bold"/>
    </style:style>
    <style:style style:name="P14" style:family="paragraph" style:parent-style-name="Standard">
      <style:paragraph-properties fo:text-align="justify" style:justify-single-word="false" style:text-autospace="none"/>
      <style:text-properties fo:color="#000082" style:font-name="Arial" fo:font-size="12pt" style:font-name-asian="CenturyGothic" style:font-size-asian="12pt" style:font-name-complex="CenturyGothic" style:font-size-complex="12pt"/>
    </style:style>
    <style:style style:name="P15" style:family="paragraph" style:parent-style-name="Standard">
      <style:paragraph-properties fo:text-align="justify" style:justify-single-word="false" style:text-autospace="none"/>
      <style:text-properties fo:color="#000082" style:font-name="Arial" fo:font-size="13pt" style:font-name-asian="CenturyGothic" style:font-size-asian="13pt" style:font-name-complex="CenturyGothic" style:font-size-complex="13pt"/>
    </style:style>
    <style:style style:name="P16" style:family="paragraph" style:parent-style-name="Standard">
      <style:paragraph-properties fo:text-align="justify" style:justify-single-word="false" style:text-autospace="none"/>
      <style:text-properties fo:color="#000081" style:font-name="Arial" fo:font-size="12pt" fo:font-weight="bold" style:font-name-asian="CenturySchoolbook-Bold" style:font-size-asian="12pt" style:font-weight-asian="bold" style:font-name-complex="CenturySchoolbook-Bold" style:font-size-complex="12pt" style:font-weight-complex="bold"/>
    </style:style>
    <style:style style:name="P17" style:family="paragraph" style:parent-style-name="Standard">
      <style:paragraph-properties fo:text-align="justify" style:justify-single-word="false" style:text-autospace="none"/>
      <style:text-properties fo:color="#000081" style:font-name="Arial" fo:font-size="15pt" style:font-name-asian="ComicSansMS" style:font-size-asian="15pt" style:font-name-complex="ComicSansMS" style:font-size-complex="15pt"/>
    </style:style>
    <style:style style:name="P18" style:family="paragraph" style:parent-style-name="Standard">
      <style:paragraph-properties fo:text-align="center" style:justify-single-word="false" style:text-autospace="none"/>
      <style:text-properties fo:color="#000081" style:font-name="CenturySchoolbook-Bold" fo:font-size="16pt" fo:font-weight="bold" style:font-name-asian="CenturySchoolbook-Bold" style:font-size-asian="16pt" style:font-weight-asian="bold" style:font-name-complex="CenturySchoolbook-Bold" style:font-size-complex="16pt" style:font-weight-complex="bold"/>
    </style:style>
    <style:style style:name="P19" style:family="paragraph" style:parent-style-name="Standard">
      <style:paragraph-properties fo:text-align="center" style:justify-single-word="false" style:text-autospace="none"/>
      <style:text-properties fo:color="#000081" style:font-name="ComicSansMS" fo:font-size="18pt" style:font-name-asian="ComicSansMS" style:font-size-asian="18pt" style:font-name-complex="ComicSansMS" style:font-size-complex="18pt"/>
    </style:style>
    <style:style style:name="P20" style:family="paragraph" style:parent-style-name="Standard">
      <style:paragraph-properties fo:text-align="justify" style:justify-single-word="false" style:text-autospace="none"/>
      <style:text-properties fo:color="#1e487c" style:font-name="Arial" fo:font-size="12pt" fo:font-weight="bold" style:font-name-asian="Arial1" style:font-size-asian="12pt" style:font-weight-asian="bold" style:font-name-complex="Arial1" style:font-size-complex="12pt" style:font-weight-complex="bold"/>
    </style:style>
    <style:style style:name="P21" style:family="paragraph" style:parent-style-name="Standard">
      <style:paragraph-properties fo:text-align="justify" style:justify-single-word="false" style:text-autospace="none"/>
      <style:text-properties fo:color="#314004" style:font-name="Arial" fo:font-size="12pt" fo:font-weight="bold" style:font-name-asian="CenturySchoolbook-Bold" style:font-size-asian="12pt" style:font-weight-asian="bold" style:font-name-complex="CenturySchoolbook-Bold" style:font-size-complex="12pt" style:font-weight-complex="bold"/>
    </style:style>
    <style:style style:name="P22" style:family="paragraph" style:parent-style-name="Standard">
      <style:paragraph-properties fo:text-align="justify" style:justify-single-word="false" style:text-autospace="none"/>
      <style:text-properties fo:color="#4700b8" style:font-name="Arial" fo:font-size="12pt" fo:font-weight="bold" style:font-name-asian="Arial1" style:font-size-asian="12pt" style:font-weight-asian="bold" style:font-name-complex="Arial1" style:font-size-complex="12pt" style:font-weight-complex="bold"/>
    </style:style>
    <style:style style:name="P23" style:family="paragraph" style:parent-style-name="Standard">
      <style:paragraph-properties fo:text-align="justify" style:justify-single-word="false" style:text-autospace="none"/>
      <style:text-properties fo:color="#4700b8" style:font-name="Arial" fo:font-size="12pt" style:font-name-asian="Calibri" style:font-size-asian="12pt" style:font-name-complex="Calibri" style:font-size-complex="12pt"/>
    </style:style>
    <style:style style:name="P24" style:family="paragraph" style:parent-style-name="Standard">
      <style:text-properties style:font-name="Arial"/>
    </style:style>
    <style:style style:name="P25" style:family="paragraph" style:parent-style-name="Standard">
      <style:text-properties style:font-name="Arial" fo:font-weight="bold" style:font-weight-asian="bold" style:font-weight-complex="bold"/>
    </style:style>
    <style:style style:name="P26" style:family="paragraph" style:parent-style-name="Standard">
      <style:paragraph-properties fo:text-align="justify" style:justify-single-word="false" style:text-autospace="none"/>
      <style:text-properties style:font-name="Arial" fo:font-size="13pt" style:font-name-asian="NewsGotT-Regu" style:font-size-asian="13pt" style:font-name-complex="NewsGotT-Regu" style:font-size-complex="13pt"/>
    </style:style>
    <style:style style:name="P27" style:family="paragraph" style:parent-style-name="Standard" style:list-style-name="L1">
      <style:paragraph-properties fo:text-align="justify" style:justify-single-word="false" style:text-autospace="none"/>
      <style:text-properties fo:color="#000000" style:font-name="Arial" fo:font-size="12pt" style:font-name-asian="CenturyGothic" style:font-size-asian="12pt" style:font-name-complex="CenturyGothic" style:font-size-complex="12pt"/>
    </style:style>
    <style:style style:name="P28" style:family="paragraph" style:parent-style-name="Standard">
      <style:paragraph-properties fo:text-align="justify" style:justify-single-word="false" style:text-autospace="none"/>
      <style:text-properties fo:color="#000000" style:font-name="Arial" fo:font-size="12pt" fo:font-weight="bold" style:font-name-asian="CenturyGothic" style:font-size-asian="12pt" style:font-weight-asian="bold" style:font-name-complex="CenturyGothic" style:font-size-complex="12pt" style:font-weight-complex="bold"/>
    </style:style>
    <style:style style:name="P29" style:family="paragraph" style:parent-style-name="Standard" style:list-style-name="L2">
      <style:paragraph-properties fo:text-align="justify" style:justify-single-word="false" style:text-autospace="none"/>
      <style:text-properties fo:color="#000000" style:font-name="Arial" fo:font-size="12pt" style:font-name-asian="Arial1" style:font-size-asian="12pt" style:font-name-complex="Arial1" style:font-size-complex="12pt"/>
    </style:style>
    <style:style style:name="P30" style:family="paragraph" style:parent-style-name="Standard" style:list-style-name="L2">
      <style:paragraph-properties fo:text-align="justify" style:justify-single-word="false" style:text-autospace="none"/>
      <style:text-properties fo:color="#1e487c" style:font-name="Arial" fo:font-size="12pt" fo:font-weight="bold" style:font-name-asian="Arial1" style:font-size-asian="12pt" style:font-weight-asian="bold" style:font-name-complex="Arial1"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CenturySchoolbook-Bold" style:font-weight-asian="bold" style:font-name-complex="CenturySchoolbook-Bold" style:font-weight-complex="bold"/>
    </style:style>
    <style:style style:name="T3" style:family="text">
      <style:text-properties fo:font-weight="bold" style:font-name-asian="Calibri-Bold" style:font-weight-asian="bold" style:font-name-complex="Calibri-Bold" style:font-weight-complex="bold"/>
    </style:style>
    <style:style style:name="T4" style:family="text">
      <style:text-properties fo:font-weight="bold" style:font-name-asian="Calibri" style:font-weight-asian="bold" style:font-name-complex="Calibri" style:font-weight-complex="bold"/>
    </style:style>
    <style:style style:name="T5" style:family="text">
      <style:text-properties fo:font-weight="bold" style:font-name-asian="Arial1" style:font-weight-asian="bold" style:font-name-complex="Arial1" style:font-weight-complex="bold"/>
    </style:style>
    <style:style style:name="T6" style:family="text">
      <style:text-properties fo:font-style="italic" style:font-name-asian="Calibri-Italic" style:font-style-asian="italic" style:font-name-complex="Calibri-Italic" style:font-style-complex="italic"/>
    </style:style>
    <style:style style:name="T7" style:family="text">
      <style:text-properties style:font-name-asian="CenturyGothic" style:font-name-complex="CenturyGothic"/>
    </style:style>
    <style:style style:name="T8" style:family="text">
      <style:text-properties style:font-name-asian="Calibri" style:font-name-complex="Calibri"/>
    </style:style>
    <style:style style:name="T9" style:family="text">
      <style:text-properties style:font-name="Arial" fo:font-size="12pt" style:font-size-asian="12pt" style:font-size-complex="12pt"/>
    </style:style>
    <style:style style:name="T10" style:family="text">
      <style:text-properties fo:font-weight="normal" style:font-name-asian="Calibri-Bold" style:font-weight-asian="normal" style:font-name-complex="Calibri-Bold" style:font-weight-complex="normal"/>
    </style:style>
    <style:style style:name="T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ÓDULO: Programción de Servicios y Procesos</text:p>
      <text:p text:style-name="P8"/>
      <text:p text:style-name="P12">Objetivos generales asociados al módulo:</text:p>
      <text:p text:style-name="P12"/>
      <text:p text:style-name="P26">La formación del módulo contribuye a alcanzar los objetivos generales de este ciclo formativo que se relacionan a continuación:</text:p>
      <text:p text:style-name="P26"/>
      <text:p text:style-name="P26">b) Identificar las necesidades de seguridad analizando vulnerabilidades y verificando el plan preestablecido para aplicar técnicas y procedimientos relacionados con la seguridad en el sistema.</text:p>
      <text:p text:style-name="P26"/>
      <text:p text:style-name="P26">e) Seleccionar y emplear lenguajes, herramientas y librerías, interpretando las <text:s/>especificaciones para desarrollar aplicaciones multiplataforma con acceso a bases de datos.</text:p>
      <text:p text:style-name="P26"/>
      <text:p text:style-name="P26">i) Seleccionar y emplear técnicas, motores y entornos de desarrollo, evaluando sus posibilidades, para participar en el desarrollo de juegos y aplicaciones en el ámbito del entretenimiento.</text:p>
      <text:p text:style-name="P26"/>
      <text:p text:style-name="P26">j) Seleccionar y emplear técnicas, lenguajes y entornos de desarrollo, evaluando sus posibilidades, para desarrollar aplicaciones en teléfonos, PDA y otros dispositivos móviles.</text:p>
      <text:p text:style-name="P26"/>
      <text:p text:style-name="P26">l) Valorar y emplear herramientas específicas, atendiendo a la estructura de los contenidos, para crear tutoriales, manuales de usuario y otros documentos asociados a una aplicación.</text:p>
      <text:p text:style-name="P26"/>
      <text:p text:style-name="P26">n) Analizar y aplicar técnicas y librerías específicas, simulando diferentes escenarios, para desarrollar aplicaciones capaces de ofrecer servicios en red.</text:p>
      <text:p text:style-name="P26"/>
      <text:p text:style-name="P26">ñ) Analizar y aplicar técnicas y librerías de programación, evaluando su funcionalidad para desarrollar aplicaciones multiproceso y multihilo.</text:p>
      <text:p text:style-name="P26"/>
      <text:p text:style-name="P2"/>
      <text:p text:style-name="P12">Contenidos:</text:p>
      <text:p text:style-name="P13"/>
      <text:p text:style-name="P15">Unidad Didáctica 1. Programación multiproceso.</text:p>
      <text:p text:style-name="P15">Unidad Didáctica 2. Programación multihilo.</text:p>
      <text:p text:style-name="P15">Unidad Didáctica 3. Programación de comunicaciones en red</text:p>
      <text:p text:style-name="P15">Unidad Didáctica 4. Aplicaciones de servicios en red</text:p>
      <text:p text:style-name="P15">Unidad Didáctica 5. Utilización de técnicas de programación segura</text:p>
      <text:p text:style-name="P15"/>
      <text:p text:style-name="P14"/>
      <text:p text:style-name="P14"/>
      <text:p text:style-name="P14"/>
      <text:p text:style-name="P14"/>
      <text:p text:style-name="P14"/>
      <text:p text:style-name="P14"/>
      <text:p text:style-name="P12"><text:soft-page-break/>Plataforma Online:</text:p>
      <text:p text:style-name="P11"/>
      <text:p text:style-name="P2">Para este módulo utilizaremos una plataforma de aprendizaje Moodle, que tiene la siguiente dirección:</text:p>
      <text:p text:style-name="P2"/>
      <text:p text:style-name="P18"><text:a xlink:type="simple" xlink:href="https://aulavirtual.informaticapdv.es/" text:style-name="Internet_20_link" text:visited-style-name="Visited_20_Internet_20_Link"><text:span text:style-name="T9">https://aulavirtual.informaticapdv.es/</text:span></text:a></text:p>
      <text:p text:style-name="P16"/>
      <text:p text:style-name="P2">En esa dirección se colgarán los apuntes, ejercicios, trabajos y el material que creamos conveniente.</text:p>
      <text:p text:style-name="P2"/>
      <text:p text:style-name="P2">El alumno se tendrá que dar de alta en el curso para recibir información y estar informado.</text:p>
      <text:p text:style-name="P2"/>
      <text:p text:style-name="P2">Cada uno tendrá una dirección de correo disponible. La dirección del profesor es:</text:p>
      <text:p text:style-name="P3"/>
      <text:p text:style-name="P19"><text:a xlink:type="simple" xlink:href="mailto:josemanuelprofepdv@gmail.com" text:style-name="Internet_20_link" text:visited-style-name="Visited_20_Internet_20_Link"><text:span text:style-name="T9">josemanuelprofepdv@gmail.com</text:span></text:a></text:p>
      <text:p text:style-name="P17"/>
      <text:p text:style-name="P17"/>
      <text:p text:style-name="P12">Herramientas informáticas.</text:p>
      <text:p text:style-name="P11"/>
      <text:p text:style-name="P21">Software máquinas virtuales (VMWARE, VIRTUALBOX...)</text:p>
      <text:p text:style-name="P21">S.O. Ubuntu 18.04 / Windows 10</text:p>
      <text:p text:style-name="P21">Software libre o gratuito <text:s/>entorno programación java y C++ <text:s/>NetBeans IDE 8.2</text:p>
      <text:p text:style-name="P21">Software libre o gratuito <text:s/>PVM (Paralel Virtual Machine)</text:p>
      <text:p text:style-name="P21"/>
      <text:p text:style-name="P21"/>
      <text:p text:style-name="P12">Bibliografía.</text:p>
      <text:p text:style-name="P11"/>
      <text:list xml:id="list1188866273220891461" text:style-name="L1">
        <text:list-item>
          <text:p text:style-name="P27">Programación de Servicios y Procesos. Mª Jesús Ramos Martín. Editorial Garceta.</text:p>
        </text:list-item>
        <text:list-item>
          <text:p text:style-name="P27">Programación de Servicios y Procesos. Alberto Sánchez Campos Ed. Ra-Ma.</text:p>
        </text:list-item>
        <text:list-item>
          <text:p text:style-name="P27">Programación de Servicios y Procesos. Eugenia Pérez Martínez. Ed. MAD.</text:p>
        </text:list-item>
      </text:list>
      <text:p text:style-name="P11"/>
      <text:p text:style-name="P11"/>
      <text:p text:style-name="P12">Temporalización.</text:p>
      <text:p text:style-name="P11"/>
      <text:p text:style-name="P2">La duración total del módulo es de 63 horas, distribuidas en 3 horas semanales durante los dos primeros trimestres del curso en un total de 23 semanas.</text:p>
      <text:p text:style-name="P2"/>
      <text:p text:style-name="P11">Primer trimestre</text:p>
      <text:p text:style-name="P4">Duración del 17 de septiembre al 20 de diciembre.</text:p>
      <text:p text:style-name="P4">Evaluación inicial entre el 15 y 17 de octubre</text:p>
      <text:p text:style-name="P4">Sesión de evaluación entre el 16 y el 18 de diciembre.</text:p>
      <text:p text:style-name="P4">Entrega de Boletines 20 de diciembre.</text:p>
      <text:p text:style-name="P4"/>
      <text:p text:style-name="P11">Segundo trimestre</text:p>
      <text:p text:style-name="P4">Duración del 7 de enero al 20 de marzo.</text:p>
      <text:p text:style-name="P1"><text:span text:style-name="T2">Sesión de evaluación entre el 16 y 18 de marzo</text:span><text:span text:style-name="T7">.</text:span></text:p>
      <text:p text:style-name="P6">Entrega de Boletines 20 de marzo.</text:p>
      <text:p text:style-name="P6"/>
      <text:p text:style-name="P6"/>
      <text:p text:style-name="P6"/>
      <text:p text:style-name="P25">Inicio actividades lectivas de recuperación y mejora de resultados 25 de marzo</text:p>
      <text:p text:style-name="P24"><text:soft-page-break/></text:p>
      <text:p text:style-name="P2"><text:span text:style-name="T1">Comienzo de módulos FCT y PI (para el alumnado que supera los módulos en evaluación parcial) comenzarán el 25 </text:span><text:span text:style-name="T5">de marzo</text:span><text:span text:style-name="T1">.</text:span></text:p>
      <text:p text:style-name="P6"/>
      <text:p text:style-name="P11">Tercer trimestre</text:p>
      <text:p text:style-name="P4">Duración del 25 de marzo al 23 de junio.</text:p>
      <text:p text:style-name="P4"/>
      <text:p text:style-name="P12">Estrategias de evaluación</text:p>
      <text:p text:style-name="P7"/>
      <text:p text:style-name="P20">1. - Conceptuales.</text:p>
      <text:p text:style-name="P7">Habrá Una o varias pruebas en cada evaluación en los que se evaluará <text:s/>los conocimientos teóricos. </text:p>
      <text:p text:style-name="P7">Hay que obtener una calificación positiva y el peso sobre la nota total de la evaluación será del <text:span text:style-name="T3">50%.</text:span></text:p>
      <text:p text:style-name="P5"/>
      <text:p text:style-name="P20">2. - Procedimentales.</text:p>
      <text:p text:style-name="P7">Se realizarán numerosas actividades en clase, tanto de forma individual como en grupo. Esas actividades serán obligatorias para todos los alumnos y tendrán que estar finalizadas en los plazos que se indiquen para cada una de ellas. En caso de no realizar, sin causa justificada, las actividades en el plazo dado, no podrá superar con calificación positiva la evaluación correspondiente a dichas actividades. Si el alumno falta o no puede finalizar alguna actividad en clase, podrá realizarla o completarla en casa. Se propondrán e incentivará la realización de trabajos de investigación sobre los temas que se estén tratando por parte de los alumnos. Se valorará muy especialmente la iniciativa del alumno, en las actividades que el alumno realice de forma personal. De forma que aquellos alumnos que realicen dichos trabajos con capacidad de innovación, de investigación y creatividad se les valorará de forma positiva, pudiendo incluso incrementar la nota de la evaluación. El peso sobre la nota total de la evaluación será del <text:span text:style-name="T3">40%. <text:s/>( 30% <text:s/>prácticas en clase + 10% trabajos extraordinarios)</text:span></text:p>
      <text:p text:style-name="P5"/>
      <text:p text:style-name="P20">3. - Actitudinales</text:p>
      <text:p text:style-name="P9">Se evaluará la disposición para desarrollar capacidades de investigación y autoaprendizaje, el aprovechamiento del tiempo en el aula, cumplimiento de las normas del Reglamento de Régimen Interno del Centro, disposición positiva hacia el trabajo en general, el interés en las clases, la puntualidad y asistencia así como la actitud de participación, el trabajo en grupo y la colaboración con los compañeros. El peso sobre la nota total de la evaluación será del <text:span text:style-name="T3">10%.</text:span></text:p>
      <text:p text:style-name="P5"/>
      <text:p text:style-name="P5"/>
      <text:p text:style-name="P12">Procedimientos e instrumentos de evaluación y calificación</text:p>
      <text:p text:style-name="P11"/>
      <text:p text:style-name="P22">Evaluación Inicial:</text:p>
      <text:p text:style-name="P11"/>
      <text:p text:style-name="P1"><text:span text:style-name="T8">Se realizará una </text:span><text:span text:style-name="T10">evaluación inicial</text:span><text:span text:style-name="T3"> </text:span><text:span text:style-name="T8">durante el primer mes desde el comienzo de las actividades lectivas. Esta evaluación inicial tendrá como objetivo fundamental indagar sobre las características y el nivel de competencias que presenta el alumnado en relación con los resultados de aprendizaje y contenidos del módulo.</text:span></text:p>
      <text:p text:style-name="P7"/>
      <text:p text:style-name="P7">Al término de este periodo habrá una sesión de evaluación inicial, en la que el profesor o profesora que se encargue de la tutoría del grupo facilitará al equipo docente la información disponible sobre las características generales del mismo y sobre las circunstancias específicamente académicas o personales con incidencia educativa de <text:soft-page-break/>cuantos alumnos y alumnas lo componen.</text:p>
      <text:p text:style-name="P7"/>
      <text:p text:style-name="P7">Esta información podrá proceder de:</text:p>
      <text:p text:style-name="P7"/>
      <text:p text:style-name="P7">a) Los informes individualizados de evaluación de la etapa anteriormente cursada que consten en el centro docente o que aporte el alumnado.</text:p>
      <text:p text:style-name="P7"/>
      <text:p text:style-name="P7">b) Los estudios académicos o las enseñanzas de formación profesional previamente cursadas, tanto en el sistema educativo como dentro de la oferta de formación para el empleo.</text:p>
      <text:p text:style-name="P7"/>
      <text:p text:style-name="P7">c) El acceso mediante prueba para el alumnado sin titulación.</text:p>
      <text:p text:style-name="P7"/>
      <text:p text:style-name="P7">d) Los informes o dictámenes específicos del alumnado con discapacidad o con necesidades específicas de apoyo educativo que pertenezcan al grupo.</text:p>
      <text:p text:style-name="P7"/>
      <text:p text:style-name="P7">e) La experiencia profesional previa del alumnado.</text:p>
      <text:p text:style-name="P7"/>
      <text:p text:style-name="P7">f) La matrícula condicional del alumnado pendiente de homologación de un título extranjero.</text:p>
      <text:p text:style-name="P7"/>
      <text:p text:style-name="P7">g) La observación del alumnado y las actividades realizadas en las primeras semanas del curso académico.</text:p>
      <text:p text:style-name="P7"/>
      <text:p text:style-name="P7">Esta evaluación inicial será el punto de referencia del equipo docente y, en su caso, del departamento de familia profesional, para la toma de decisiones relativas al desarrollo del currículo y su adecuación a las características, capacidades y conocimientos del alumnado.</text:p>
      <text:p text:style-name="P7">Esta evaluación en ningún caso conllevará calificación para el alumnado y los acuerdos que adopte el equipo docente se recogerán en un acta.</text:p>
      <text:p text:style-name="P23"/>
      <text:p text:style-name="P23"/>
      <text:p text:style-name="P22">Evaluaciones Parciales:</text:p>
      <text:p text:style-name="P22"/>
      <text:p text:style-name="P1"><text:span text:style-name="T8">Habrá </text:span><text:span text:style-name="T3">dos sesiones de evaluación parcial:</text:span></text:p>
      <text:p text:style-name="P5"/>
      <text:p text:style-name="P20">Primera Evaluación Parcial:</text:p>
      <text:p text:style-name="P20"/>
      <text:p text:style-name="P1"><text:span text:style-name="T8">Para la evaluación de las </text:span><text:span text:style-name="T6">capacidades conceptuales </text:span><text:span text:style-name="T8">se hará una prueba escrita que podrá tener preguntas a desarrollar,de tipo test y/o resolución de ejercicios relacionados con los contenidos estudiados, se evaluará con el </text:span><text:span text:style-name="T3">50% </text:span><text:span text:style-name="T8">de la nota de la evaluación.</text:span></text:p>
      <text:p text:style-name="P7"/>
      <text:p text:style-name="P1"><text:span text:style-name="T8">Para la evaluación de las </text:span><text:span text:style-name="T6">capacidades procedimentales </text:span><text:span text:style-name="T8">se contará con la realización de las prácticas y actividades de clase durante el trimestre. Estas actividades se evaluarán con el </text:span><text:span text:style-name="T4">3</text:span><text:span text:style-name="T3">0%</text:span><text:span text:style-name="T8">. Las prácticas no entregadas en plazo no se considerarán aprobadas.</text:span></text:p>
      <text:p text:style-name="P1"><text:span text:style-name="T8">Junto con las prácticas, se podrá presentar algún trabajo voluntario propuesto por el profesor y realizado por el alumno, que se evaluará con un </text:span><text:span text:style-name="T4">10%</text:span><text:span text:style-name="T8">. </text:span></text:p>
      <text:p text:style-name="P7"/>
      <text:p text:style-name="P1"><text:span text:style-name="T8">Las </text:span><text:span text:style-name="T6">capacidades actitudinales </text:span><text:span text:style-name="T8">se evaluarán con el </text:span><text:span text:style-name="T3">10%</text:span><text:span text:style-name="T8">, se tendrá en cuenta el interés por el módulo y el aprendizaje, la actitud de participación, la puntualidad y asistencia y las </text:span><text:span text:style-name="T6">competencias lingüísticas alcanzadas</text:span><text:span text:style-name="T8">.</text:span></text:p>
      <text:p text:style-name="P7"/>
      <text:p text:style-name="P7"><text:soft-page-break/>No podrá tener más del <text:span text:style-name="T3">30% de faltas de asistencia a clase</text:span>.</text:p>
      <text:p text:style-name="P7"/>
      <text:p text:style-name="P20">Segunda Evaluación Parcial:</text:p>
      <text:p text:style-name="P20"/>
      <text:p text:style-name="P7">Se usarán los mismos instrumentos que en la anterior. Entrará toda la materia vista en la primera evaluación. Los porcentajes en esta evaluación serán: <text:span text:style-name="T3">50% </text:span><text:span text:style-name="T10">capacidades conceptuales</text:span>, <text:span text:style-name="T3">40% </text:span><text:span text:style-name="T10">capacidades procedimentales</text:span> y <text:span text:style-name="T3">10% </text:span>capacidades actitudinales.</text:p>
      <text:p text:style-name="P7"/>
      <text:p text:style-name="P7"><text:s/>Además no podrá tener más del <text:span text:style-name="T3">30% de faltas de asistencia a clase</text:span>.</text:p>
      <text:p text:style-name="P7"/>
      <text:p text:style-name="P1"><text:span text:style-name="T3">Se superará el módulo </text:span><text:span text:style-name="T8">si se dan alguna de estas condiciones:</text:span></text:p>
      <text:p text:style-name="P7"/>
      <text:list xml:id="list3859406009414672495" text:style-name="L2">
        <text:list-item>
          <text:p text:style-name="P29">Se ha superado la primera evaluación parcial <text:s/>con un 5 o más y superado la segunda evaluación, parcial con un 5 o más.</text:p>
        </text:list-item>
      </text:list>
      <text:p text:style-name="P7"/>
      <text:list xml:id="list41269339" text:continue-numbering="true" text:style-name="L2">
        <text:list-item>
          <text:p text:style-name="P29">No se ha superado la primera evaluación parcial pero la nota es 4 como mínimo y superado la segunda evaluación con un 6 como mínimo.</text:p>
        </text:list-item>
      </text:list>
      <text:p text:style-name="P1"/>
      <text:list xml:id="list41282457" text:continue-numbering="true" text:style-name="L2">
        <text:list-item>
          <text:p text:style-name="P29">Se ha superado <text:s/>la primera evaluación <text:s/>con un 6 o más y no se ha superado la segunda evaluación parcial, pero se obtiene una nota de <text:s text:c="2"/>4 o más</text:p>
          <text:p text:style-name="P30"/>
        </text:list-item>
      </text:list>
      <text:p text:style-name="P20"/>
      <text:p text:style-name="P20">Evaluación Final:</text:p>
      <text:p text:style-name="P20"/>
      <text:p text:style-name="P7">El alumnado que no tenga el módulo superado mediante evaluación parcial, o desee mejorar los resultados obtenidos, tendrá obligación de asistir a clase y continuar con las actividades lectivas hasta la fecha de finalización del régimen ordinario de clase. En esta fecha tendrá lugar la única <text:span text:style-name="T10">sesión de evaluación final</text:span><text:span text:style-name="T11">.</text:span></text:p>
      <text:p text:style-name="P7"/>
      <text:p text:style-name="P1"><text:span text:style-name="T8">Para la evaluación de las </text:span><text:span text:style-name="T6">capacidades conceptuales </text:span><text:span text:style-name="T8">se hará una prueba escrita que podrá tener preguntas tipo test y/o resolución de ejercicios relacionados con los contenidos del módulo, se evaluará con el </text:span><text:span text:style-name="T3">50% </text:span><text:span text:style-name="T8">de la nota de la evaluación.</text:span></text:p>
      <text:p text:style-name="P7"/>
      <text:p text:style-name="P1"><text:span text:style-name="T8">Para la evaluación de las </text:span><text:span text:style-name="T6">capacidades procedimentales </text:span><text:span text:style-name="T8">se pedirá un trabajo final de evaluación. Este trabajo se evaluará con el </text:span><text:span text:style-name="T3">40%</text:span><text:span text:style-name="T8">. En este trabajo el alumno desarrollará su creatividad para utilizar los contenidos del módulo y se valorará el uso de técnicas e instrumentos no vistos en clase e investigados por el propio alumno.</text:span></text:p>
      <text:p text:style-name="P7"/>
      <text:p text:style-name="P1"><text:span text:style-name="T8">Las </text:span><text:span text:style-name="T6">capacidades actitudinales </text:span><text:span text:style-name="T8">se evaluarán con el </text:span><text:span text:style-name="T3">10%</text:span><text:span text:style-name="T8">, se tendrá en cuenta el interés por el módulo y el aprendizaje, la actitud de participación, la puntualidad y asistencia. </text:span></text:p>
      <text:p text:style-name="P7"/>
      <text:p text:style-name="P7"><text:s/>Además no podrá tener más del 30% de faltas de asistencia a clase.</text:p>
      <text:p text:style-name="P7"/>
      <text:p text:style-name="P11">Evaluación de los trabajos y actividades:</text:p>
      <text:p text:style-name="P11"/>
      <text:p text:style-name="P1"><text:span text:style-name="T8">En la evaluación de los </text:span><text:span text:style-name="T10">trabajos</text:span><text:span text:style-name="T3"> </text:span><text:span text:style-name="T8">se tendrán en cuenta los siguientes aspectos:</text:span></text:p>
      <text:p text:style-name="P7"/>
      <text:p text:style-name="P7">-Originalidad del trabajo.</text:p>
      <text:p text:style-name="P7">-Nivel de dificultad y/o extensión.</text:p>
      <text:p text:style-name="P7">-Funcionamiento.</text:p>
      <text:p text:style-name="P7">-Diseño general.</text:p>
      <text:p text:style-name="P7">-Recursos utilizados.</text:p>
      <text:p text:style-name="P7"><text:soft-page-break/>-Documentación.</text:p>
      <text:p text:style-name="P7"/>
      <text:p text:style-name="P7">El alumno facilitará al profesor las fuentes de los recursos, y elementos que haya usado como base para su posterior aporte personal, indicando cual es este aporte. </text:p>
      <text:p text:style-name="P7"/>
      <text:p text:style-name="P7">Preferiblemente todo será original y será más valorado si este es el caso.</text:p>
      <text:p text:style-name="P7"/>
      <text:p text:style-name="P7">Los trabajos serán defendidos por el alumno ante el profesor, que le podrá solicitar cambios o ampliaciones.</text:p>
      <text:p text:style-name="P7"/>
      <text:p text:style-name="P7">Todos los trabajos se guardarán en el Departamento y podrán ser divulgados y modificados con fines educativos, no se devolverán a los alumnos y pasado un año podrán ser destruido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Mangal1" svg:font-family="Mangal"/>
    <style:font-face style:name="OpenSymbol" svg:font-family="OpenSymbol"/>
    <style:font-face style:name="CenturySchoolbook-Bold" svg:font-family="CenturySchoolbook-Bold" style:font-family-generic="roman"/>
    <style:font-face style:name="Calibri-Italic" svg:font-family="Calibri-Italic" style:font-family-generic="script"/>
    <style:font-face style:name="ComicSansMS" svg:font-family="ComicSansMS" style:font-family-generic="script"/>
    <style:font-face style:name="Arial1" svg:font-family="Arial" style:font-family-generic="swiss"/>
    <style:font-face style:name="Calibri" svg:font-family="Calibri" style:font-family-generic="swiss"/>
    <style:font-face style:name="CenturyGothic" svg:font-family="CenturyGothic" style:font-family-generic="swiss"/>
    <style:font-face style:name="NewsGotT-Regu" svg:font-family="NewsGotT-Regu"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anuel Ruiz Morillo</meta:initial-creator>
    <meta:creation-date>2015-09-14T16:56:49.40</meta:creation-date>
    <dc:date>2019-09-22T21:07:16.59</dc:date>
    <meta:editing-duration>PT7H47M52S</meta:editing-duration>
    <meta:editing-cycles>11</meta:editing-cycles>
    <meta:generator>OpenOffice/4.1.5$Win32 OpenOffice.org_project/415m1$Build-9789</meta:generator>
    <meta:document-statistic meta:table-count="0" meta:image-count="0" meta:object-count="0" meta:page-count="6" meta:paragraph-count="102" meta:word-count="1691" meta:character-count="10951"/>
  </office:meta>
</office:document-meta>
</file>